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sender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4cm" svg:height="3.095cm" svg:x="18.1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sender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6.7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49cm" svg:height="3.806cm" svg:x="1.638cm" svg:y="13.253cm">
          <draw:text-box>
            <text:p text:style-name="P2"><text:span text:style-name="T1">id</text:span></text:p>
            <text:p text:style-name="P2">node</text:p>
            <text:p text:style-name="P2">clusterLeaderNode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7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2.653cm" svg:height="0.962cm" svg:x="23.703cm" svg:y="5.733cm">
          <draw:text-box>
            <text:p><text:span text:style-name="T2">Sender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  <draw:frame draw:style-name="gr2" draw:text-style-name="P5" draw:layer="layout" svg:width="1.857cm" svg:height="0.569cm" svg:x="10.224cm" svg:y="11.991cm">
          <draw:text-box>
            <text:p text:style-name="P5"><text:span text:style-name="T3">mappedBy</text:span></text:p>
          </draw:text-box>
        </draw:frame>
        <draw:frame draw:style-name="gr2" draw:text-style-name="P5" draw:layer="layout" svg:width="1.857cm" svg:height="0.569cm" svg:x="7.486cm" svg:y="11.692cm">
          <draw:text-box>
            <text:p text:style-name="P5"><text:span text:style-name="T3">mappedBy</text:span></text:p>
          </draw:text-box>
        </draw:frame>
        <draw:frame draw:style-name="gr2" draw:text-style-name="P5" draw:layer="layout" svg:width="1.857cm" svg:height="0.569cm" svg:x="7.431cm" svg:y="4.034cm">
          <draw:text-box>
            <text:p text:style-name="P5"><text:span text:style-name="T3">mappedBy</text:span></text:p>
          </draw:text-box>
        </draw:frame>
        <draw:frame draw:style-name="gr2" draw:text-style-name="P5" draw:layer="layout" svg:width="1.857cm" svg:height="0.569cm" svg:x="21.72cm" svg:y="8.207cm">
          <draw:text-box>
            <text:p text:style-name="P5"><text:span text:style-name="T3">mappedBy</text:span></text:p>
          </draw:text-box>
        </draw:frame>
        <draw:frame draw:style-name="gr2" draw:text-style-name="P5" draw:layer="layout" svg:width="1.857cm" svg:height="0.569cm" svg:x="21.035cm" svg:y="17.527cm">
          <draw:text-box>
            <text:p text:style-name="P5"><text:span text:style-name="T3">mappedBy</text:span></text:p>
          </draw:text-box>
        </draw:frame>
        <draw:frame draw:style-name="gr2" draw:text-style-name="P5" draw:layer="layout" svg:width="5.717cm" svg:height="0.569cm" svg:x="1.305cm" svg:y="18.359cm">
          <draw:text-box>
            <text:p text:style-name="P5"><text:span text:style-name="T3">mappedBy: other side is owner of re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2-02T13:26:29</dc:date>
    <meta:editing-duration>PT4H28M50S</meta:editing-duration>
    <meta:editing-cycles>24</meta:editing-cycles>
    <meta:generator>LibreOffice/3.4$Unix LibreOffice_project/340m1$Build-502</meta:generator>
    <dc:creator>Ferry Huberts</dc:creator>
    <meta:document-statistic meta:object-count="36"/>
  </office:meta>
</office:document-meta>
</file>